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4e7c" officeooo:paragraph-rsid="00174e7c"/>
    </style:style>
    <style:style style:name="P2" style:family="paragraph" style:parent-style-name="Standard">
      <style:text-properties fo:font-weight="bold" officeooo:rsid="00174e7c" officeooo:paragraph-rsid="00174e7c" style:font-weight-asian="bold" style:font-weight-complex="bold"/>
    </style:style>
    <style:style style:name="P3" style:family="paragraph" style:parent-style-name="Standard">
      <style:text-properties officeooo:rsid="0018b51f" officeooo:paragraph-rsid="0018b51f"/>
    </style:style>
    <style:style style:name="P4" style:family="paragraph" style:parent-style-name="Standard">
      <style:text-properties officeooo:rsid="00198349" officeooo:paragraph-rsid="001983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ogne areas.</text:p>
      <text:p text:style-name="P1"/>
      <text:p text:style-name="P1">home/kbhaskar/co2online/Ortjohann/wik_2018_stk_bericht.pdf</text:p>
      <text:p text:style-name="P1"/>
      <text:p text:style-name="P1">Page 2. Data from 2008 till 2018.</text:p>
      <text:p text:style-name="P1"/>
      <text:p text:style-name="P1">Gives the </text:p>
      <text:p text:style-name="P1">Number of people</text:p>
      <text:p text:style-name="P1">Number of households</text:p>
      <text:p text:style-name="P1">Average Size of households</text:p>
      <text:p text:style-name="P1">Number of apartments</text:p>
      <text:p text:style-name="P1">How many 1-2 Familyhouses (I suppose they are single flats)</text:p>
      <text:p text:style-name="P2">Area per person</text:p>
      <text:p text:style-name="P2">Area per WE (Wohneigentum?)</text:p>
      <text:p text:style-name="P1">c</text:p>
      <text:p text:style-name="P3">From above, we can get shares of SFH and MFH.</text:p>
      <text:p text:style-name="P3">Our data also has share of Sfh and MFH. Will they match?</text:p>
      <text:p text:style-name="P4">From out data we will get area per flat of MFH and SFH. If we use this in the total number of SFH and MFH flats above, will the total match with what they hav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0T14:44:33.941482326</meta:creation-date>
    <dc:date>2020-09-10T14:51:59.831874715</dc:date>
    <meta:editing-duration>PT7M24S</meta:editing-duration>
    <meta:editing-cycles>3</meta:editing-cycles>
    <meta:generator>LibreOffice/6.4.5.2$Linux_X86_64 LibreOffice_project/40$Build-2</meta:generator>
    <meta:document-statistic meta:table-count="0" meta:image-count="0" meta:object-count="0" meta:page-count="1" meta:paragraph-count="15" meta:word-count="100" meta:character-count="560" meta:non-whitespace-character-count="474"/>
  </office:meta>
</office:document-meta>
</file>